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Tuesday, July 17,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0</text:p>
          <text:p text:style-name="P5">Inserting Database Items with Cursors<text:tab/>11</text:p>
          <text:p text:style-name="P5">Looking up Database Items with Cursors<text:tab/>12</text:p>
          <text:p text:style-name="P5">Replacing Database Items with Cursors<text:tab/>12</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3</text:p>
          <text:p text:style-name="P5">Creating a new Environment<text:tab/>14</text:p>
          <text:p text:style-name="P6">Creating In-Memory Environments<text:tab/>15</text:p>
          <text:p text:style-name="P5">Opening an Environment<text:tab/>15</text:p>
          <text:p text:style-name="P5">Creating a Database in an Environment<text:tab/>15</text:p>
          <text:p text:style-name="P5">Opening a Database in an Environment<text:tab/>16</text:p>
          <text:p text:style-name="P5">Renaming a Database in an Environment<text:tab/>16</text:p>
          <text:p text:style-name="P5">Removing a Database from an Environment<text:tab/>16</text:p>
          <text:p text:style-name="P5">Closing an Environment<text:tab/>17</text:p>
          <text:p text:style-name="P4">Appendix I: The GNU General Public License<text:tab/>17</text:p>
          <text:p text:style-name="P4">Appendix II: The GNU Free Documentation License<text:tab/>21</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4.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p text:style-name="Text_20_body"><text:span text:style-name="T1">ham_open_ex</text:span> also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instead of multiple files has to be copied. Databases, which belong together, can be grouped to one physical file, and the file system does not get filled up with many files. </text:p>
      <text:p text:style-name="Text_20_body">This functionality is provided by Database Environments. A Database Environment can either be file-based or in-memory based (but not both in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like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other things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more performance, it's not possible to delete existing databases from an Environment (with ham_env_erase_db), and you cannot open previously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snippet to create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re used t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re used t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It's not a problem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Appendix I: The GNU General Public License</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7-17T21:29:16</dc:date>
    <dc:language>de-DE</dc:language>
    <meta:editing-cycles>37</meta:editing-cycles>
    <meta:editing-duration>PT3H10M4S</meta:editing-duration>
    <meta:user-defined meta:name="Info 1"/>
    <meta:user-defined meta:name="Info 2"/>
    <meta:user-defined meta:name="Info 3"/>
    <meta:user-defined meta:name="Info 4"/>
    <meta:document-statistic meta:table-count="0" meta:image-count="0" meta:object-count="0" meta:page-count="27" meta:paragraph-count="829" meta:word-count="11407" meta:character-count="67412"/>
  </office:meta>
</office:document-meta>
</file>